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cfa54" officeooo:paragraph-rsid="001cfa54"/>
    </style:style>
    <style:style style:name="P2" style:family="paragraph" style:parent-style-name="Standard">
      <style:paragraph-properties fo:text-align="justify" style:justify-single-word="false"/>
    </style:style>
    <style:style style:name="P3" style:family="paragraph" style:parent-style-name="Standard">
      <style:text-properties officeooo:rsid="00215938" officeooo:paragraph-rsid="00215938"/>
    </style:style>
    <style:style style:name="P4" style:family="paragraph" style:parent-style-name="Standard">
      <style:text-properties officeooo:paragraph-rsid="0021c728"/>
    </style:style>
    <style:style style:name="P5" style:family="paragraph" style:parent-style-name="Text_20_body">
      <style:paragraph-properties fo:text-align="justify" style:justify-single-word="false"/>
      <style:text-properties officeooo:rsid="001e3d5e" officeooo:paragraph-rsid="001e3d5e"/>
    </style:style>
    <style:style style:name="P6" style:family="paragraph" style:parent-style-name="Heading_20_3">
      <style:text-properties officeooo:rsid="001e3d5e" officeooo:paragraph-rsid="001e3d5e"/>
    </style:style>
    <style:style style:name="P7" style:family="paragraph" style:parent-style-name="Heading_20_3">
      <style:text-properties officeooo:rsid="001cfa54" officeooo:paragraph-rsid="001cfa54"/>
    </style:style>
    <style:style style:name="P8" style:family="paragraph" style:parent-style-name="Standard">
      <style:paragraph-properties fo:text-align="justify" style:justify-single-word="false"/>
      <style:text-properties officeooo:rsid="001cfa54" officeooo:paragraph-rsid="001cfa54"/>
    </style:style>
    <style:style style:name="P9" style:family="paragraph" style:parent-style-name="Standard">
      <style:paragraph-properties fo:text-align="justify" style:justify-single-word="false"/>
      <style:text-properties officeooo:rsid="0025e695" officeooo:paragraph-rsid="0025e695"/>
    </style:style>
    <style:style style:name="P10" style:family="paragraph" style:parent-style-name="Text_20_body" style:list-style-name="L1">
      <style:paragraph-properties fo:text-align="justify" style:justify-single-word="false"/>
      <style:text-properties officeooo:rsid="001e3d5e" officeooo:paragraph-rsid="001e3d5e"/>
    </style:style>
    <style:style style:name="P11" style:family="paragraph" style:parent-style-name="Text_20_body" style:list-style-name="L1">
      <style:paragraph-properties fo:text-align="justify" style:justify-single-word="false"/>
      <style:text-properties fo:font-weight="normal" officeooo:rsid="001e3d5e" officeooo:paragraph-rsid="001e3d5e" style:font-weight-asian="normal" style:font-weight-complex="normal"/>
    </style:style>
    <style:style style:name="T1" style:family="text">
      <style:text-properties officeooo:rsid="001cfa54"/>
    </style:style>
    <style:style style:name="T2" style:family="text">
      <style:text-properties officeooo:rsid="001e3d5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9850" style:font-weight-asian="normal" style:font-weight-complex="normal"/>
    </style:style>
    <style:style style:name="T6" style:family="text">
      <style:text-properties officeooo:rsid="00215938"/>
    </style:style>
    <style:style style:name="T7" style:family="text">
      <style:text-properties officeooo:rsid="0021c728"/>
    </style:style>
    <style:style style:name="T8" style:family="text">
      <style:text-properties officeooo:rsid="002339a4"/>
    </style:style>
    <style:style style:name="T9" style:family="text">
      <style:text-properties officeooo:rsid="0025e695"/>
    </style:style>
    <style:style style:name="T10" style:family="text">
      <style:text-properties officeooo:rsid="0027e4e0"/>
    </style:style>
    <style:style style:name="T11" style:family="text">
      <style:text-properties officeooo:rsid="0029c9dc"/>
    </style:style>
    <style:style style:name="T12" style:family="text">
      <style:text-properties officeooo:rsid="002ade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Compilation et Exécution</text:h>
      <text:p text:style-name="P5">Dans le répertoire src :</text:p>
      <text:list xml:id="list4279065243" text:style-name="L1">
        <text:list-item>
          <text:p text:style-name="P10">« make » : permet de compiler l’analyseur lexical avec pour nom <text:span text:style-name="T3">as</text:span><text:span text:style-name="T4">.</text:span></text:p>
        </text:list-item>
        <text:list-item>
          <text:p text:style-name="P11">« sh Test.sh » ou « ./Test.sh » : permet de tester l’analyseur lexical sur un ensemble de fichier test situé dans le répertorie Tests. Ce script permet également la création d’un fichier résultat dans le répertoire Tests qui est un résumé des résultats du test de l’analyseur sur les fichiers tests.</text:p>
        </text:list-item>
        <text:list-item>
          <text:p text:style-name="P10"><text:span text:style-name="T4">« ./</text:span><text:span text:style-name="T5">as &lt; &lt;nom_du_fichier&gt; » : Exécution de l’analyseur lexical sur une fichier.</text:span></text:p>
        </text:list-item>
      </text:list>
      <text:h text:style-name="P7" text:outline-level="3">Choix d’implémentations</text:h>
      <text:p text:style-name="P2"><text:span text:style-name="T1">Résolution de conflit</text:span> : Pour la résolution d<text:span text:style-name="T9">u conflit sur les règles Instr et SuiteInstr</text:span> dans le fichier .y, nous avons décider d’utiliser les precedences car cela nous permet de ne pas modifier la grammaire.</text:p>
      <text:p text:style-name="P1">En effet, cela permet d’éviter de rendre la grammaire moins lisible.</text:p>
      <text:p text:style-name="P9">Pour la résolution du conflit sur les règles declStructs et declVars, nous avons décider de changer le fichier .lex pour ne pas changer la grammaire.</text:p>
      <text:p text:style-name="P1"/>
      <text:p text:style-name="P1">L’utilisation de YY_INPUT au lieu de special<text:span text:style-name="T2">()</text:span> et REJECT : Pour permettre l’affichage d’une ligne entière contenant une erreur, nous avons décider d’utiliser YY_INPUT car <text:span text:style-name="T2">on trouve que cette méthode est beaucoup plus simple </text:span><text:span text:style-name="T9">et plus lisible</text:span><text:span text:style-name="T2">.</text:span></text:p>
      <text:h text:style-name="P7" text:outline-level="3">Difficultés rencontrées :</text:h>
      <text:p text:style-name="Standard">Nous avons rencontré des difficultés au niveau de la déclaration des structures <text:span text:style-name="T6">et de la déclaration des variable d’un type structur</text:span><text:span text:style-name="T10">e</text:span> dans le fichier .y.</text:p>
      <text:p text:style-name="P3">En effet, <text:span text:style-name="T7">les règles qu’ils engendrent provoque un conflit de type décalage / réduction qui a été difficile à corriger.</text:span></text:p>
      <text:p text:style-name="P4"><text:span text:style-name="T7">Le seul moyen que nous avons trouver pour résoudre ce conflit (pour nous) a été de changer le fichier .lex pour pouvoir différencier </text:span><text:span text:style-name="T8">la</text:span><text:span text:style-name="T7"> déclaration d’un type structur</text:span><text:span text:style-name="T11">e</text:span><text:span text:style-name="T7"> et la déclaration des variables d’un type structur</text:span><text:span text:style-name="T12">e</text:span><text:span text:style-name="T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8:53:21.134241833</meta:creation-date>
    <meta:generator>LibreOffice/6.4.6.2$Linux_X86_64 LibreOffice_project/40$Build-2</meta:generator>
    <dc:date>2020-12-30T10:43:21.742621804</dc:date>
    <meta:editing-duration>PT24M3S</meta:editing-duration>
    <meta:editing-cycles>11</meta:editing-cycles>
    <meta:document-statistic meta:table-count="0" meta:image-count="0" meta:object-count="0" meta:page-count="1" meta:paragraph-count="14" meta:word-count="283" meta:character-count="1701" meta:non-whitespace-character-count="1435"/>
  </office:meta>
</office:document-meta>
</file>